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he most obvious way in which Jeffries' and Cavichhi's articles differ is in their tone. Jeffries' article is more formal and analytic. He is very detached from the writing never using the first person and letting citations and quotes do most of his arguing for him. Additionally, he even has his own survey results and treats it somewhat like an experiment. On the other hand Cavichhi takes a more casual approach as evidenced by his frequent use of first person and even personal experiences. Both articles have a similar goal however. They both attempt to reveal what it is about the music they are studying that makes people connect to it.</text:p>
      <text:p text:style-name="Standard"><text:tab/>I think the Springsteen fanbase could easily be a discourse community. The common goals of the community would probably be something simple along the lines of just enjoying and talking about Springsteen and his music. They have methods of communication and feedback such as the newsletters or sites described in the article, which also shows its multiple genres. On top of that it has developed its own terminology such as “Bruce Stories.” </text:p>
      <text:p text:style-name="Standard"><text:tab/>It may be harder to argue that the group Jeffries was describing describes is a discourse community, mainly because it is lacking in the community part. That is not top say that there don't exist discourse communities based around hip hop, but what Jeffries was looking at is not one. He interviewed many people and asked what hip hop meant to them, but he never looked at the community as a whole. There were no methods of communication discussed and thus several of the characteristics of discourse communities can't be appl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09-14T19:54:41.24</meta:creation-date>
    <meta:document-statistic meta:table-count="0" meta:image-count="0" meta:object-count="0" meta:page-count="1" meta:paragraph-count="3" meta:word-count="274" meta:character-count="1616"/>
    <dc:date>2015-09-14T21:08:36.86</dc:date>
    <dc:creator>Robert Ritchie</dc:creator>
    <meta:editing-duration>PT41M45S</meta:editing-duration>
    <meta:editing-cycles>1</meta:editing-cycles>
    <meta:generator>OpenOffice/4.1.1$Win32 OpenOffice.org_project/411m6$Build-9775</meta:generator>
  </office:meta>
</office:document-meta>
</file>